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Angulo objetivo</text:p>
          </table:table-cell>
          <table:table-cell office:value-type="string">
            <text:p>Angulo real</text:p>
          </table:table-cell>
          <table:table-cell table:number-columns-repeated="3"/>
          <table:table-cell>
            <draw:frame table:end-cell-address="Hoja1.M19" table:end-x="1.64cm" table:end-y="0.186cm" draw:z-index="0" draw:style-name="gr1" draw:text-style-name="P1" svg:width="15.116cm" svg:height="8.315cm" svg:x="0.073cm" svg:y="0cm">
              <draw:object draw:notify-on-update-of-ranges="Hoja1.A2:Hoja1.A152 Hoja1.B1:Hoja1.B1 Hoja1.B2:Hoja1.B152 Hoja1.C1:Hoja1.C1 Hoja1.C2:Hoja1.C1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3.02137">
            <text:p>-23.02137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2137">
            <text:p>-23.02137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3713">
            <text:p>-23.03713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126">
            <text:p>-23.1126</text:p>
          </table:table-cell>
          <table:table-cell office:value-type="float" office:value="-16.05464">
            <text:p>-16.05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4552">
            <text:p>-23.24552</text:p>
          </table:table-cell>
          <table:table-cell office:value-type="float" office:value="-20.85406">
            <text:p>-20.8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3186">
            <text:p>-23.43186</text:p>
          </table:table-cell>
          <table:table-cell office:value-type="float" office:value="-22.3682">
            <text:p>-22.3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6602">
            <text:p>-23.66602</text:p>
          </table:table-cell>
          <table:table-cell office:value-type="float" office:value="-22.90794">
            <text:p>-22.90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4092">
            <text:p>-23.94092</text:p>
          </table:table-cell>
          <table:table-cell office:value-type="float" office:value="-23.21504">
            <text:p>-23.21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829">
            <text:p>-24.24829</text:p>
          </table:table-cell>
          <table:table-cell office:value-type="float" office:value="-23.48519">
            <text:p>-23.48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7885">
            <text:p>-24.57885</text:p>
          </table:table-cell>
          <table:table-cell office:value-type="float" office:value="-23.76941">
            <text:p>-23.76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262">
            <text:p>-24.92262</text:p>
          </table:table-cell>
          <table:table-cell office:value-type="float" office:value="-24.07124">
            <text:p>-24.07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6925">
            <text:p>-25.26925</text:p>
          </table:table-cell>
          <table:table-cell office:value-type="float" office:value="-24.38569">
            <text:p>-24.38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0828">
            <text:p>-25.60828</text:p>
          </table:table-cell>
          <table:table-cell office:value-type="float" office:value="-24.71328">
            <text:p>-24.71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2948">
            <text:p>-25.92948</text:p>
          </table:table-cell>
          <table:table-cell office:value-type="float" office:value="-25.05482">
            <text:p>-25.05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317">
            <text:p>-26.22317</text:p>
          </table:table-cell>
          <table:table-cell office:value-type="float" office:value="-25.39058">
            <text:p>-25.39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8049">
            <text:p>-26.48049</text:p>
          </table:table-cell>
          <table:table-cell office:value-type="float" office:value="-25.708">
            <text:p>-25.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9368">
            <text:p>-26.69368</text:p>
          </table:table-cell>
          <table:table-cell office:value-type="float" office:value="-26.01318">
            <text:p>-26.01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632">
            <text:p>-26.85632</text:p>
          </table:table-cell>
          <table:table-cell office:value-type="float" office:value="-26.29576">
            <text:p>-26.29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6348">
            <text:p>-26.96348</text:p>
          </table:table-cell>
          <table:table-cell office:value-type="float" office:value="-26.53409">
            <text:p>-26.53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1195">
            <text:p>-27.01195</text:p>
          </table:table-cell>
          <table:table-cell office:value-type="float" office:value="-26.72288">
            <text:p>-26.72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0026">
            <text:p>-27.00026</text:p>
          </table:table-cell>
          <table:table-cell office:value-type="float" office:value="-26.85114">
            <text:p>-26.85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2877">
            <text:p>-26.92877</text:p>
          </table:table-cell>
          <table:table-cell office:value-type="float" office:value="-26.92504">
            <text:p>-26.92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9963">
            <text:p>-26.79963</text:p>
          </table:table-cell>
          <table:table-cell office:value-type="float" office:value="-26.94238">
            <text:p>-26.94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1673">
            <text:p>-26.61673</text:p>
          </table:table-cell>
          <table:table-cell office:value-type="float" office:value="-26.8997">
            <text:p>-26.8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8559">
            <text:p>-26.38559</text:p>
          </table:table-cell>
          <table:table-cell office:value-type="float" office:value="-26.80335">
            <text:p>-26.80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1319">
            <text:p>-26.11319</text:p>
          </table:table-cell>
          <table:table-cell office:value-type="float" office:value="-26.65301">
            <text:p>-26.65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0773">
            <text:p>-25.80773</text:p>
          </table:table-cell>
          <table:table-cell office:value-type="float" office:value="-26.45439">
            <text:p>-26.45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843">
            <text:p>-25.47843</text:p>
          </table:table-cell>
          <table:table-cell office:value-type="float" office:value="-26.21317">
            <text:p>-26.21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523">
            <text:p>-25.13523</text:p>
          </table:table-cell>
          <table:table-cell office:value-type="float" office:value="-25.93134">
            <text:p>-25.93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8846">
            <text:p>-24.78846</text:p>
          </table:table-cell>
          <table:table-cell office:value-type="float" office:value="-25.61909">
            <text:p>-25.6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859">
            <text:p>-24.44859</text:p>
          </table:table-cell>
          <table:table-cell office:value-type="float" office:value="-25.28574">
            <text:p>-25.28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2587">
            <text:p>-24.12587</text:p>
          </table:table-cell>
          <table:table-cell office:value-type="float" office:value="-24.9482">
            <text:p>-24.9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3004">
            <text:p>-23.83004</text:p>
          </table:table-cell>
          <table:table-cell office:value-type="float" office:value="-24.60858">
            <text:p>-24.60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7">
            <text:p>-23.57</text:p>
          </table:table-cell>
          <table:table-cell office:value-type="float" office:value="-24.27568">
            <text:p>-24.27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5362">
            <text:p>-23.35362</text:p>
          </table:table-cell>
          <table:table-cell office:value-type="float" office:value="-23.96408">
            <text:p>-23.96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874">
            <text:p>-23.1874</text:p>
          </table:table-cell>
          <table:table-cell office:value-type="float" office:value="-23.69229">
            <text:p>-23.69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637">
            <text:p>-23.07637</text:p>
          </table:table-cell>
          <table:table-cell office:value-type="float" office:value="-23.45628">
            <text:p>-23.45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2387">
            <text:p>-23.02387</text:p>
          </table:table-cell>
          <table:table-cell office:value-type="float" office:value="-23.26681">
            <text:p>-23.26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6034">
            <text:p>-20.86034</text:p>
          </table:table-cell>
          <table:table-cell office:value-type="float" office:value="-23.131">
            <text:p>-23.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5428">
            <text:p>-21.85428</text:p>
          </table:table-cell>
          <table:table-cell office:value-type="float" office:value="-23.04837">
            <text:p>-23.04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2878">
            <text:p>-22.72878</text:p>
          </table:table-cell>
          <table:table-cell office:value-type="float" office:value="-21.50032">
            <text:p>-21.5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5622">
            <text:p>-23.45622</text:p>
          </table:table-cell>
          <table:table-cell office:value-type="float" office:value="-21.77318">
            <text:p>-21.77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1366">
            <text:p>-24.01366</text:p>
          </table:table-cell>
          <table:table-cell office:value-type="float" office:value="-22.50942">
            <text:p>-22.50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348">
            <text:p>-24.38348</text:p>
          </table:table-cell>
          <table:table-cell office:value-type="float" office:value="-23.28788">
            <text:p>-23.28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5401">
            <text:p>-24.55401</text:p>
          </table:table-cell>
          <table:table-cell office:value-type="float" office:value="-23.9425">
            <text:p>-23.9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986">
            <text:p>-24.51986</text:p>
          </table:table-cell>
          <table:table-cell office:value-type="float" office:value="-24.42435">
            <text:p>-24.42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8212">
            <text:p>-24.28212</text:p>
          </table:table-cell>
          <table:table-cell office:value-type="float" office:value="-24.6931">
            <text:p>-24.6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4828">
            <text:p>-23.84828</text:p>
          </table:table-cell>
          <table:table-cell office:value-type="float" office:value="-24.73313">
            <text:p>-24.73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3205">
            <text:p>-23.23205</text:p>
          </table:table-cell>
          <table:table-cell office:value-type="float" office:value="-24.55249">
            <text:p>-24.55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289">
            <text:p>-22.45289</text:p>
          </table:table-cell>
          <table:table-cell office:value-type="float" office:value="-24.18119">
            <text:p>-24.18119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1.53539">
            <text:p>-21.53539</text:p>
          </table:table-cell>
          <table:table-cell office:value-type="float" office:value="-23.62469">
            <text:p>-23.62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0852">
            <text:p>-20.50852</text:p>
          </table:table-cell>
          <table:table-cell office:value-type="float" office:value="-22.89472">
            <text:p>-22.89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047">
            <text:p>-19.4047</text:p>
          </table:table-cell>
          <table:table-cell office:value-type="float" office:value="-22.0206">
            <text:p>-22.0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5879">
            <text:p>-18.25879</text:p>
          </table:table-cell>
          <table:table-cell office:value-type="float" office:value="-21.00437">
            <text:p>-21.00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697">
            <text:p>-17.10697</text:p>
          </table:table-cell>
          <table:table-cell office:value-type="float" office:value="-19.90661">
            <text:p>-19.90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856">
            <text:p>-15.9856</text:p>
          </table:table-cell>
          <table:table-cell office:value-type="float" office:value="-18.7838">
            <text:p>-18.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3009">
            <text:p>-14.93009</text:p>
          </table:table-cell>
          <table:table-cell office:value-type="float" office:value="-17.63961">
            <text:p>-17.63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7376">
            <text:p>-13.97376</text:p>
          </table:table-cell>
          <table:table-cell office:value-type="float" office:value="-16.53008">
            <text:p>-16.53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4681">
            <text:p>-13.14681</text:p>
          </table:table-cell>
          <table:table-cell office:value-type="float" office:value="-15.48415">
            <text:p>-15.48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7535">
            <text:p>-12.47535</text:p>
          </table:table-cell>
          <table:table-cell office:value-type="float" office:value="-14.52832">
            <text:p>-14.52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8057">
            <text:p>-11.98057</text:p>
          </table:table-cell>
          <table:table-cell office:value-type="float" office:value="-13.6978">
            <text:p>-13.6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11">
            <text:p>-11.67811</text:p>
          </table:table-cell>
          <table:table-cell office:value-type="float" office:value="-12.99845">
            <text:p>-12.99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7751">
            <text:p>-11.57751</text:p>
          </table:table-cell>
          <table:table-cell office:value-type="float" office:value="-12.4559">
            <text:p>-12.4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194">
            <text:p>-11.68194</text:p>
          </table:table-cell>
          <table:table-cell office:value-type="float" office:value="-12.08452">
            <text:p>-12.08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8811">
            <text:p>-11.98811</text:p>
          </table:table-cell>
          <table:table-cell office:value-type="float" office:value="-11.89449">
            <text:p>-11.89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8636">
            <text:p>-12.48636</text:p>
          </table:table-cell>
          <table:table-cell office:value-type="float" office:value="-11.88964">
            <text:p>-11.88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6094">
            <text:p>-13.16094</text:p>
          </table:table-cell>
          <table:table-cell office:value-type="float" office:value="-12.08056">
            <text:p>-12.08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9057">
            <text:p>-13.99057</text:p>
          </table:table-cell>
          <table:table-cell office:value-type="float" office:value="-12.45704">
            <text:p>-12.45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4904">
            <text:p>-14.94904</text:p>
          </table:table-cell>
          <table:table-cell office:value-type="float" office:value="-13.01484">
            <text:p>-13.01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061">
            <text:p>-16.0061</text:p>
          </table:table-cell>
          <table:table-cell office:value-type="float" office:value="-13.73328">
            <text:p>-13.73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2838">
            <text:p>-17.12838</text:p>
          </table:table-cell>
          <table:table-cell office:value-type="float" office:value="-14.59384">
            <text:p>-14.59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8042">
            <text:p>-18.28042</text:p>
          </table:table-cell>
          <table:table-cell office:value-type="float" office:value="-15.59622">
            <text:p>-15.59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2587">
            <text:p>-19.42587</text:p>
          </table:table-cell>
          <table:table-cell office:value-type="float" office:value="-16.69123">
            <text:p>-16.69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2856">
            <text:p>-20.52856</text:p>
          </table:table-cell>
          <table:table-cell office:value-type="float" office:value="-17.82682">
            <text:p>-17.82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367">
            <text:p>-21.55367</text:p>
          </table:table-cell>
          <table:table-cell office:value-type="float" office:value="-18.95829">
            <text:p>-18.95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6884">
            <text:p>-22.46884</text:p>
          </table:table-cell>
          <table:table-cell office:value-type="float" office:value="-20.1025">
            <text:p>-20.1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4516">
            <text:p>-23.24516</text:p>
          </table:table-cell>
          <table:table-cell office:value-type="float" office:value="-21.21674">
            <text:p>-21.2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5813">
            <text:p>-23.85813</text:p>
          </table:table-cell>
          <table:table-cell office:value-type="float" office:value="-22.22803">
            <text:p>-22.22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884">
            <text:p>-24.2884</text:p>
          </table:table-cell>
          <table:table-cell office:value-type="float" office:value="-23.10484">
            <text:p>-23.1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2238">
            <text:p>-24.52238</text:p>
          </table:table-cell>
          <table:table-cell office:value-type="float" office:value="-23.81167">
            <text:p>-23.81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5269">
            <text:p>-24.55269</text:p>
          </table:table-cell>
          <table:table-cell office:value-type="float" office:value="-24.32571">
            <text:p>-24.32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7836">
            <text:p>-24.37836</text:p>
          </table:table-cell>
          <table:table-cell office:value-type="float" office:value="-24.63383">
            <text:p>-24.63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049">
            <text:p>-24.0049</text:p>
          </table:table-cell>
          <table:table-cell office:value-type="float" office:value="-24.7244">
            <text:p>-24.7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441">
            <text:p>-23.4441</text:p>
          </table:table-cell>
          <table:table-cell office:value-type="float" office:value="-24.60428">
            <text:p>-24.60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1367">
            <text:p>-22.71367</text:p>
          </table:table-cell>
          <table:table-cell office:value-type="float" office:value="-24.28206">
            <text:p>-24.2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668">
            <text:p>-21.83668</text:p>
          </table:table-cell>
          <table:table-cell office:value-type="float" office:value="-23.75977">
            <text:p>-23.75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4079">
            <text:p>-20.84079</text:p>
          </table:table-cell>
          <table:table-cell office:value-type="float" office:value="-23.08104">
            <text:p>-23.08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5747">
            <text:p>-19.75747</text:p>
          </table:table-cell>
          <table:table-cell office:value-type="float" office:value="-22.25993">
            <text:p>-22.25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2093">
            <text:p>-18.62093</text:p>
          </table:table-cell>
          <table:table-cell office:value-type="float" office:value="-21.26879">
            <text:p>-21.26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6703">
            <text:p>-17.46703</text:p>
          </table:table-cell>
          <table:table-cell office:value-type="float" office:value="-20.18756">
            <text:p>-20.18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3222">
            <text:p>-16.33222</text:p>
          </table:table-cell>
          <table:table-cell office:value-type="float" office:value="-19.08338">
            <text:p>-19.08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5232">
            <text:p>-15.25232</text:p>
          </table:table-cell>
          <table:table-cell office:value-type="float" office:value="-17.96187">
            <text:p>-17.96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6143">
            <text:p>-14.26143</text:p>
          </table:table-cell>
          <table:table-cell office:value-type="float" office:value="-16.85255">
            <text:p>-16.85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9083">
            <text:p>-13.39083</text:p>
          </table:table-cell>
          <table:table-cell office:value-type="float" office:value="-15.78269">
            <text:p>-15.78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6803">
            <text:p>-12.66803</text:p>
          </table:table-cell>
          <table:table-cell office:value-type="float" office:value="-14.80022">
            <text:p>-14.80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1582">
            <text:p>-12.11582</text:p>
          </table:table-cell>
          <table:table-cell office:value-type="float" office:value="-13.93465">
            <text:p>-13.93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5166">
            <text:p>-11.75166</text:p>
          </table:table-cell>
          <table:table-cell office:value-type="float" office:value="-13.20372">
            <text:p>-13.20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8703">
            <text:p>-11.58703</text:p>
          </table:table-cell>
          <table:table-cell office:value-type="float" office:value="-12.62161">
            <text:p>-12.62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714">
            <text:p>-11.62714</text:p>
          </table:table-cell>
          <table:table-cell office:value-type="float" office:value="-12.19668">
            <text:p>-12.19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7072">
            <text:p>-11.87072</text:p>
          </table:table-cell>
          <table:table-cell office:value-type="float" office:value="-11.94255">
            <text:p>-11.9425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2.31007">
            <text:p>-12.31007</text:p>
          </table:table-cell>
          <table:table-cell office:value-type="float" office:value="-11.87142">
            <text:p>-11.87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3134">
            <text:p>-12.93134</text:p>
          </table:table-cell>
          <table:table-cell office:value-type="float" office:value="-11.99804">
            <text:p>-11.9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149">
            <text:p>-13.7149</text:p>
          </table:table-cell>
          <table:table-cell office:value-type="float" office:value="-12.3207">
            <text:p>-12.3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6">
            <text:p>-14.636</text:p>
          </table:table-cell>
          <table:table-cell office:value-type="float" office:value="-12.81521">
            <text:p>-12.81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558">
            <text:p>-15.66558</text:p>
          </table:table-cell>
          <table:table-cell office:value-type="float" office:value="-13.47291">
            <text:p>-13.47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111">
            <text:p>-16.77111</text:p>
          </table:table-cell>
          <table:table-cell office:value-type="float" office:value="-14.29094">
            <text:p>-14.29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1772">
            <text:p>-17.91772</text:p>
          </table:table-cell>
          <table:table-cell office:value-type="float" office:value="-15.25647">
            <text:p>-15.25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6917">
            <text:p>-19.06917</text:p>
          </table:table-cell>
          <table:table-cell office:value-type="float" office:value="-16.33186">
            <text:p>-16.33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8911">
            <text:p>-20.18911</text:p>
          </table:table-cell>
          <table:table-cell office:value-type="float" office:value="-17.46226">
            <text:p>-17.46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422">
            <text:p>-21.2422</text:p>
          </table:table-cell>
          <table:table-cell office:value-type="float" office:value="-18.60741">
            <text:p>-18.60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9518">
            <text:p>-22.19518</text:p>
          </table:table-cell>
          <table:table-cell office:value-type="float" office:value="-19.72838">
            <text:p>-19.72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1795">
            <text:p>-23.01795</text:p>
          </table:table-cell>
          <table:table-cell office:value-type="float" office:value="-20.84034">
            <text:p>-20.84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456">
            <text:p>-23.68456</text:p>
          </table:table-cell>
          <table:table-cell office:value-type="float" office:value="-21.92263">
            <text:p>-21.92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393">
            <text:p>-24.17393</text:p>
          </table:table-cell>
          <table:table-cell office:value-type="float" office:value="-22.85718">
            <text:p>-22.85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7064">
            <text:p>-24.47064</text:p>
          </table:table-cell>
          <table:table-cell office:value-type="float" office:value="-23.62185">
            <text:p>-23.62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6529">
            <text:p>-24.56529</text:p>
          </table:table-cell>
          <table:table-cell office:value-type="float" office:value="-24.20793">
            <text:p>-24.20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5492">
            <text:p>-24.45492</text:p>
          </table:table-cell>
          <table:table-cell office:value-type="float" office:value="-24.56076">
            <text:p>-24.56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43">
            <text:p>-24.143</text:p>
          </table:table-cell>
          <table:table-cell office:value-type="float" office:value="-24.71628">
            <text:p>-24.71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3938">
            <text:p>-23.63938</text:p>
          </table:table-cell>
          <table:table-cell office:value-type="float" office:value="-24.66047">
            <text:p>-24.66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5997">
            <text:p>-22.95997</text:p>
          </table:table-cell>
          <table:table-cell office:value-type="float" office:value="-24.39999">
            <text:p>-24.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2621">
            <text:p>-22.12621</text:p>
          </table:table-cell>
          <table:table-cell office:value-type="float" office:value="-23.93331">
            <text:p>-23.93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6442">
            <text:p>-21.16442</text:p>
          </table:table-cell>
          <table:table-cell office:value-type="float" office:value="-23.28594">
            <text:p>-23.28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0499">
            <text:p>-20.10499</text:p>
          </table:table-cell>
          <table:table-cell office:value-type="float" office:value="-22.53618">
            <text:p>-22.53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8134">
            <text:p>-18.98134</text:p>
          </table:table-cell>
          <table:table-cell office:value-type="float" office:value="-21.5811">
            <text:p>-21.5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2896">
            <text:p>-17.82896</text:p>
          </table:table-cell>
          <table:table-cell office:value-type="float" office:value="-20.52281">
            <text:p>-20.5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8425">
            <text:p>-16.68425</text:p>
          </table:table-cell>
          <table:table-cell office:value-type="float" office:value="-19.42832">
            <text:p>-19.42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8334">
            <text:p>-15.58334</text:p>
          </table:table-cell>
          <table:table-cell office:value-type="float" office:value="-18.31646">
            <text:p>-18.31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6098">
            <text:p>-14.56098</text:p>
          </table:table-cell>
          <table:table-cell office:value-type="float" office:value="-17.20064">
            <text:p>-17.20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4947">
            <text:p>-13.64947</text:p>
          </table:table-cell>
          <table:table-cell office:value-type="float" office:value="-16.11105">
            <text:p>-16.11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7757">
            <text:p>-12.87757</text:p>
          </table:table-cell>
          <table:table-cell office:value-type="float" office:value="-15.08474">
            <text:p>-15.08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6965">
            <text:p>-12.26965</text:p>
          </table:table-cell>
          <table:table-cell office:value-type="float" office:value="-14.17677">
            <text:p>-14.1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4492">
            <text:p>-11.84492</text:p>
          </table:table-cell>
          <table:table-cell office:value-type="float" office:value="-13.40234">
            <text:p>-13.40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1679">
            <text:p>-11.61679</text:p>
          </table:table-cell>
          <table:table-cell office:value-type="float" office:value="-12.77938">
            <text:p>-12.77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9245">
            <text:p>-11.59245</text:p>
          </table:table-cell>
          <table:table-cell office:value-type="float" office:value="-12.31027">
            <text:p>-12.31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7267">
            <text:p>-11.77267</text:p>
          </table:table-cell>
          <table:table-cell office:value-type="float" office:value="-12.00464">
            <text:p>-12.00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177">
            <text:p>-12.15177</text:p>
          </table:table-cell>
          <table:table-cell office:value-type="float" office:value="-11.88063">
            <text:p>-11.88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1778">
            <text:p>-12.71778</text:p>
          </table:table-cell>
          <table:table-cell office:value-type="float" office:value="-11.94367">
            <text:p>-11.94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5282">
            <text:p>-13.45282</text:p>
          </table:table-cell>
          <table:table-cell office:value-type="float" office:value="-12.20652">
            <text:p>-12.20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3368">
            <text:p>-14.33368</text:p>
          </table:table-cell>
          <table:table-cell office:value-type="float" office:value="-12.64497">
            <text:p>-12.64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3256">
            <text:p>-15.33256</text:p>
          </table:table-cell>
          <table:table-cell office:value-type="float" office:value="-13.23884">
            <text:p>-13.23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1791">
            <text:p>-16.41791</text:p>
          </table:table-cell>
          <table:table-cell office:value-type="float" office:value="-14.00948">
            <text:p>-14.00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5548">
            <text:p>-17.55548</text:p>
          </table:table-cell>
          <table:table-cell office:value-type="float" office:value="-14.92657">
            <text:p>-14.92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934">
            <text:p>-18.70934</text:p>
          </table:table-cell>
          <table:table-cell office:value-type="float" office:value="-15.97912">
            <text:p>-15.97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4305">
            <text:p>-19.84305</text:p>
          </table:table-cell>
          <table:table-cell office:value-type="float" office:value="-17.1053">
            <text:p>-17.1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2083">
            <text:p>-20.92083</text:p>
          </table:table-cell>
          <table:table-cell office:value-type="float" office:value="-18.25696">
            <text:p>-18.25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865">
            <text:p>-21.90865</text:p>
          </table:table-cell>
          <table:table-cell office:value-type="float" office:value="-19.39266">
            <text:p>-19.3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7531">
            <text:p>-22.77531</text:p>
          </table:table-cell>
          <table:table-cell office:value-type="float" office:value="-20.50772">
            <text:p>-20.50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347">
            <text:p>-23.49347</text:p>
          </table:table-cell>
          <table:table-cell office:value-type="float" office:value="-21.59704">
            <text:p>-21.5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4043">
            <text:p>-24.04043</text:p>
          </table:table-cell>
          <table:table-cell office:value-type="float" office:value="-22.56702">
            <text:p>-22.56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9892">
            <text:p>-24.39892</text:p>
          </table:table-cell>
          <table:table-cell office:value-type="float" office:value="-23.38171">
            <text:p>-23.3817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4.55764">
            <text:p>-24.55764</text:p>
          </table:table-cell>
          <table:table-cell office:value-type="float" office:value="-24.02701">
            <text:p>-24.02701</text:p>
          </table:table-cell>
          <table:table-cell table:number-columns-repeated="6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9">19/07/2014</text:date>, <text:time>02:52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6-05T15:08:43.84</meta:creation-date>
    <dc:date>2014-07-18T17:55:26.79</dc:date>
    <dc:creator>W W</dc:creator>
    <meta:editing-duration>PT4H34M31S</meta:editing-duration>
    <meta:editing-cycles>4</meta:editing-cycles>
    <meta:generator>OpenOffice/4.0.1$Win32 OpenOffice.org_project/401m5$Build-9714</meta:generator>
    <meta:printed-by>W W</meta:printed-by>
    <meta:print-date>2014-07-08T17:52:38.69</meta:print-date>
    <meta:document-statistic meta:table-count="3" meta:cell-count="30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17cm" svg:height="8.316cm" xlink:href=".." xlink:type="simple" chart:class="chart:line" chart:style-name="ch1">
        <chart:legend chart:legend-position="end" svg:x="11.471cm" svg:y="3.584cm" style:legend-expansion="high" chart:style-name="ch2"/>
        <chart:plot-area chart:style-name="ch3" table:cell-range-address="Hoja1.A1:Hoja1.C152" chart:data-source-has-labels="both" svg:x="1.34cm" svg:y="0.799cm" svg:width="9.527cm" svg:height="6.343cm">
          <chartooo:coordinate-region svg:x="2.067cm" svg:y="1.011cm" svg:width="8.706cm" svg:height="5.459cm"/>
          <chart:axis chart:dimension="x" chart:name="primary-x" chart:style-name="ch4" chartooo:axis-type="auto">
            <chartooo:date-scale/>
            <chart:title svg:x="4.604cm" svg:y="7.309cm" chart:style-name="ch5">
              <text:p>Tiempo (segundos)</text:p>
            </chart:title>
            <chart:categories table:cell-range-address="Hoja1.A2:Hoja1.A152"/>
          </chart:axis>
          <chart:axis chart:dimension="y" chart:name="primary-y" chart:style-name="ch6">
            <chart:title svg:x="0.451cm" svg:y="5.191cm" chart:style-name="ch7">
              <text:p>Ángulo (grados)</text:p>
            </chart:title>
            <chart:grid chart:style-name="ch8" chart:class="major"/>
          </chart:axis>
          <chart:series chart:style-name="ch9" chart:values-cell-range-address="Hoja1.B2:Hoja1.B152" chart:label-cell-address="Hoja1.B1:Hoja1.B1" chart:class="chart:line">
            <chart:data-point chart:repeated="151"/>
          </chart:series>
          <chart:series chart:style-name="ch10" chart:values-cell-range-address="Hoja1.C2:Hoja1.C152" chart:label-cell-address="Hoja1.C1:Hoja1.C1" chart:class="chart:line">
            <chart:data-point chart:repeated="1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o objetivo</text:p>
                <draw:g>
                  <svg:desc>Hoja1.B1:Hoja1.B1</svg:desc>
                </draw:g>
              </table:table-cell>
              <table:table-cell office:value-type="string">
                <text:p>Angulo rea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152</svg:desc>
                </draw:g>
              </table:table-cell>
              <table:table-cell office:value-type="float" office:value="-23.02137">
                <text:p>-23.02137</text:p>
                <draw:g>
                  <svg:desc>Hoja1.B2:Hoja1.B152</svg:desc>
                </draw:g>
              </table:table-cell>
              <table:table-cell office:value-type="float" office:value="0.01978234">
                <text:p>0.01978234</text:p>
                <draw:g>
                  <svg:desc>Hoja1.C2:Hoja1.C15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2137">
                <text:p>-23.02137</text:p>
              </table:table-cell>
              <table:table-cell office:value-type="float" office:value="0.01978234">
                <text:p>0.01978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3713">
                <text:p>-23.03713</text:p>
              </table:table-cell>
              <table:table-cell office:value-type="float" office:value="0.01978234">
                <text:p>0.01978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1126">
                <text:p>-23.1126</text:p>
              </table:table-cell>
              <table:table-cell office:value-type="float" office:value="-16.05464">
                <text:p>-16.05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24552">
                <text:p>-23.24552</text:p>
              </table:table-cell>
              <table:table-cell office:value-type="float" office:value="-20.85406">
                <text:p>-20.85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43186">
                <text:p>-23.43186</text:p>
              </table:table-cell>
              <table:table-cell office:value-type="float" office:value="-22.3682">
                <text:p>-22.3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66602">
                <text:p>-23.66602</text:p>
              </table:table-cell>
              <table:table-cell office:value-type="float" office:value="-22.90794">
                <text:p>-22.90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94092">
                <text:p>-23.94092</text:p>
              </table:table-cell>
              <table:table-cell office:value-type="float" office:value="-23.21504">
                <text:p>-23.21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24829">
                <text:p>-24.24829</text:p>
              </table:table-cell>
              <table:table-cell office:value-type="float" office:value="-23.48519">
                <text:p>-23.48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57885">
                <text:p>-24.57885</text:p>
              </table:table-cell>
              <table:table-cell office:value-type="float" office:value="-23.76941">
                <text:p>-23.76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92262">
                <text:p>-24.92262</text:p>
              </table:table-cell>
              <table:table-cell office:value-type="float" office:value="-24.07124">
                <text:p>-24.07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26925">
                <text:p>-25.26925</text:p>
              </table:table-cell>
              <table:table-cell office:value-type="float" office:value="-24.38569">
                <text:p>-24.38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60828">
                <text:p>-25.60828</text:p>
              </table:table-cell>
              <table:table-cell office:value-type="float" office:value="-24.71328">
                <text:p>-24.71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92948">
                <text:p>-25.92948</text:p>
              </table:table-cell>
              <table:table-cell office:value-type="float" office:value="-25.05482">
                <text:p>-25.05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22317">
                <text:p>-26.22317</text:p>
              </table:table-cell>
              <table:table-cell office:value-type="float" office:value="-25.39058">
                <text:p>-25.39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48049">
                <text:p>-26.48049</text:p>
              </table:table-cell>
              <table:table-cell office:value-type="float" office:value="-25.708">
                <text:p>-25.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69368">
                <text:p>-26.69368</text:p>
              </table:table-cell>
              <table:table-cell office:value-type="float" office:value="-26.01318">
                <text:p>-26.01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85632">
                <text:p>-26.85632</text:p>
              </table:table-cell>
              <table:table-cell office:value-type="float" office:value="-26.29576">
                <text:p>-26.29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96348">
                <text:p>-26.96348</text:p>
              </table:table-cell>
              <table:table-cell office:value-type="float" office:value="-26.53409">
                <text:p>-26.53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01195">
                <text:p>-27.01195</text:p>
              </table:table-cell>
              <table:table-cell office:value-type="float" office:value="-26.72288">
                <text:p>-26.72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00026">
                <text:p>-27.00026</text:p>
              </table:table-cell>
              <table:table-cell office:value-type="float" office:value="-26.85114">
                <text:p>-26.85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92877">
                <text:p>-26.92877</text:p>
              </table:table-cell>
              <table:table-cell office:value-type="float" office:value="-26.92504">
                <text:p>-26.92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79963">
                <text:p>-26.79963</text:p>
              </table:table-cell>
              <table:table-cell office:value-type="float" office:value="-26.94238">
                <text:p>-26.94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61673">
                <text:p>-26.61673</text:p>
              </table:table-cell>
              <table:table-cell office:value-type="float" office:value="-26.8997">
                <text:p>-26.8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38559">
                <text:p>-26.38559</text:p>
              </table:table-cell>
              <table:table-cell office:value-type="float" office:value="-26.80335">
                <text:p>-26.80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11319">
                <text:p>-26.11319</text:p>
              </table:table-cell>
              <table:table-cell office:value-type="float" office:value="-26.65301">
                <text:p>-26.65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80773">
                <text:p>-25.80773</text:p>
              </table:table-cell>
              <table:table-cell office:value-type="float" office:value="-26.45439">
                <text:p>-26.45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47843">
                <text:p>-25.47843</text:p>
              </table:table-cell>
              <table:table-cell office:value-type="float" office:value="-26.21317">
                <text:p>-26.21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13523">
                <text:p>-25.13523</text:p>
              </table:table-cell>
              <table:table-cell office:value-type="float" office:value="-25.93134">
                <text:p>-25.93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78846">
                <text:p>-24.78846</text:p>
              </table:table-cell>
              <table:table-cell office:value-type="float" office:value="-25.61909">
                <text:p>-25.61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44859">
                <text:p>-24.44859</text:p>
              </table:table-cell>
              <table:table-cell office:value-type="float" office:value="-25.28574">
                <text:p>-25.28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12587">
                <text:p>-24.12587</text:p>
              </table:table-cell>
              <table:table-cell office:value-type="float" office:value="-24.9482">
                <text:p>-24.9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83004">
                <text:p>-23.83004</text:p>
              </table:table-cell>
              <table:table-cell office:value-type="float" office:value="-24.60858">
                <text:p>-24.60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57">
                <text:p>-23.57</text:p>
              </table:table-cell>
              <table:table-cell office:value-type="float" office:value="-24.27568">
                <text:p>-24.27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35362">
                <text:p>-23.35362</text:p>
              </table:table-cell>
              <table:table-cell office:value-type="float" office:value="-23.96408">
                <text:p>-23.96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1874">
                <text:p>-23.1874</text:p>
              </table:table-cell>
              <table:table-cell office:value-type="float" office:value="-23.69229">
                <text:p>-23.69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7637">
                <text:p>-23.07637</text:p>
              </table:table-cell>
              <table:table-cell office:value-type="float" office:value="-23.45628">
                <text:p>-23.45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2387">
                <text:p>-23.02387</text:p>
              </table:table-cell>
              <table:table-cell office:value-type="float" office:value="-23.26681">
                <text:p>-23.26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86034">
                <text:p>-20.86034</text:p>
              </table:table-cell>
              <table:table-cell office:value-type="float" office:value="-23.131">
                <text:p>-23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85428">
                <text:p>-21.85428</text:p>
              </table:table-cell>
              <table:table-cell office:value-type="float" office:value="-23.04837">
                <text:p>-23.04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72878">
                <text:p>-22.72878</text:p>
              </table:table-cell>
              <table:table-cell office:value-type="float" office:value="-21.50032">
                <text:p>-21.50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45622">
                <text:p>-23.45622</text:p>
              </table:table-cell>
              <table:table-cell office:value-type="float" office:value="-21.77318">
                <text:p>-21.77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01366">
                <text:p>-24.01366</text:p>
              </table:table-cell>
              <table:table-cell office:value-type="float" office:value="-22.50942">
                <text:p>-22.50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38348">
                <text:p>-24.38348</text:p>
              </table:table-cell>
              <table:table-cell office:value-type="float" office:value="-23.28788">
                <text:p>-23.28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55401">
                <text:p>-24.55401</text:p>
              </table:table-cell>
              <table:table-cell office:value-type="float" office:value="-23.9425">
                <text:p>-23.9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51986">
                <text:p>-24.51986</text:p>
              </table:table-cell>
              <table:table-cell office:value-type="float" office:value="-24.42435">
                <text:p>-24.42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28212">
                <text:p>-24.28212</text:p>
              </table:table-cell>
              <table:table-cell office:value-type="float" office:value="-24.6931">
                <text:p>-24.6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84828">
                <text:p>-23.84828</text:p>
              </table:table-cell>
              <table:table-cell office:value-type="float" office:value="-24.73313">
                <text:p>-24.73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23205">
                <text:p>-23.23205</text:p>
              </table:table-cell>
              <table:table-cell office:value-type="float" office:value="-24.55249">
                <text:p>-24.5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45289">
                <text:p>-22.45289</text:p>
              </table:table-cell>
              <table:table-cell office:value-type="float" office:value="-24.18119">
                <text:p>-24.1811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21.53539">
                <text:p>-21.53539</text:p>
              </table:table-cell>
              <table:table-cell office:value-type="float" office:value="-23.62469">
                <text:p>-23.62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50852">
                <text:p>-20.50852</text:p>
              </table:table-cell>
              <table:table-cell office:value-type="float" office:value="-22.89472">
                <text:p>-22.89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4047">
                <text:p>-19.4047</text:p>
              </table:table-cell>
              <table:table-cell office:value-type="float" office:value="-22.0206">
                <text:p>-22.0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25879">
                <text:p>-18.25879</text:p>
              </table:table-cell>
              <table:table-cell office:value-type="float" office:value="-21.00437">
                <text:p>-21.00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10697">
                <text:p>-17.10697</text:p>
              </table:table-cell>
              <table:table-cell office:value-type="float" office:value="-19.90661">
                <text:p>-19.90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9856">
                <text:p>-15.9856</text:p>
              </table:table-cell>
              <table:table-cell office:value-type="float" office:value="-18.7838">
                <text:p>-18.7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93009">
                <text:p>-14.93009</text:p>
              </table:table-cell>
              <table:table-cell office:value-type="float" office:value="-17.63961">
                <text:p>-17.63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97376">
                <text:p>-13.97376</text:p>
              </table:table-cell>
              <table:table-cell office:value-type="float" office:value="-16.53008">
                <text:p>-16.53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14681">
                <text:p>-13.14681</text:p>
              </table:table-cell>
              <table:table-cell office:value-type="float" office:value="-15.48415">
                <text:p>-15.48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47535">
                <text:p>-12.47535</text:p>
              </table:table-cell>
              <table:table-cell office:value-type="float" office:value="-14.52832">
                <text:p>-14.52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98057">
                <text:p>-11.98057</text:p>
              </table:table-cell>
              <table:table-cell office:value-type="float" office:value="-13.6978">
                <text:p>-13.6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67811">
                <text:p>-11.67811</text:p>
              </table:table-cell>
              <table:table-cell office:value-type="float" office:value="-12.99845">
                <text:p>-12.99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57751">
                <text:p>-11.57751</text:p>
              </table:table-cell>
              <table:table-cell office:value-type="float" office:value="-12.4559">
                <text:p>-12.4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68194">
                <text:p>-11.68194</text:p>
              </table:table-cell>
              <table:table-cell office:value-type="float" office:value="-12.08452">
                <text:p>-12.08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98811">
                <text:p>-11.98811</text:p>
              </table:table-cell>
              <table:table-cell office:value-type="float" office:value="-11.89449">
                <text:p>-11.89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48636">
                <text:p>-12.48636</text:p>
              </table:table-cell>
              <table:table-cell office:value-type="float" office:value="-11.88964">
                <text:p>-11.88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16094">
                <text:p>-13.16094</text:p>
              </table:table-cell>
              <table:table-cell office:value-type="float" office:value="-12.08056">
                <text:p>-12.08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99057">
                <text:p>-13.99057</text:p>
              </table:table-cell>
              <table:table-cell office:value-type="float" office:value="-12.45704">
                <text:p>-12.45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94904">
                <text:p>-14.94904</text:p>
              </table:table-cell>
              <table:table-cell office:value-type="float" office:value="-13.01484">
                <text:p>-13.01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0061">
                <text:p>-16.0061</text:p>
              </table:table-cell>
              <table:table-cell office:value-type="float" office:value="-13.73328">
                <text:p>-13.73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12838">
                <text:p>-17.12838</text:p>
              </table:table-cell>
              <table:table-cell office:value-type="float" office:value="-14.59384">
                <text:p>-14.59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28042">
                <text:p>-18.28042</text:p>
              </table:table-cell>
              <table:table-cell office:value-type="float" office:value="-15.59622">
                <text:p>-15.59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42587">
                <text:p>-19.42587</text:p>
              </table:table-cell>
              <table:table-cell office:value-type="float" office:value="-16.69123">
                <text:p>-16.69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52856">
                <text:p>-20.52856</text:p>
              </table:table-cell>
              <table:table-cell office:value-type="float" office:value="-17.82682">
                <text:p>-17.82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55367">
                <text:p>-21.55367</text:p>
              </table:table-cell>
              <table:table-cell office:value-type="float" office:value="-18.95829">
                <text:p>-18.95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46884">
                <text:p>-22.46884</text:p>
              </table:table-cell>
              <table:table-cell office:value-type="float" office:value="-20.1025">
                <text:p>-20.1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24516">
                <text:p>-23.24516</text:p>
              </table:table-cell>
              <table:table-cell office:value-type="float" office:value="-21.21674">
                <text:p>-21.21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85813">
                <text:p>-23.85813</text:p>
              </table:table-cell>
              <table:table-cell office:value-type="float" office:value="-22.22803">
                <text:p>-22.22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2884">
                <text:p>-24.2884</text:p>
              </table:table-cell>
              <table:table-cell office:value-type="float" office:value="-23.10484">
                <text:p>-23.10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52238">
                <text:p>-24.52238</text:p>
              </table:table-cell>
              <table:table-cell office:value-type="float" office:value="-23.81167">
                <text:p>-23.81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55269">
                <text:p>-24.55269</text:p>
              </table:table-cell>
              <table:table-cell office:value-type="float" office:value="-24.32571">
                <text:p>-24.32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37836">
                <text:p>-24.37836</text:p>
              </table:table-cell>
              <table:table-cell office:value-type="float" office:value="-24.63383">
                <text:p>-24.63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0049">
                <text:p>-24.0049</text:p>
              </table:table-cell>
              <table:table-cell office:value-type="float" office:value="-24.7244">
                <text:p>-24.7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4441">
                <text:p>-23.4441</text:p>
              </table:table-cell>
              <table:table-cell office:value-type="float" office:value="-24.60428">
                <text:p>-24.60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71367">
                <text:p>-22.71367</text:p>
              </table:table-cell>
              <table:table-cell office:value-type="float" office:value="-24.28206">
                <text:p>-24.28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83668">
                <text:p>-21.83668</text:p>
              </table:table-cell>
              <table:table-cell office:value-type="float" office:value="-23.75977">
                <text:p>-23.75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84079">
                <text:p>-20.84079</text:p>
              </table:table-cell>
              <table:table-cell office:value-type="float" office:value="-23.08104">
                <text:p>-23.08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75747">
                <text:p>-19.75747</text:p>
              </table:table-cell>
              <table:table-cell office:value-type="float" office:value="-22.25993">
                <text:p>-22.25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62093">
                <text:p>-18.62093</text:p>
              </table:table-cell>
              <table:table-cell office:value-type="float" office:value="-21.26879">
                <text:p>-21.26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46703">
                <text:p>-17.46703</text:p>
              </table:table-cell>
              <table:table-cell office:value-type="float" office:value="-20.18756">
                <text:p>-20.18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33222">
                <text:p>-16.33222</text:p>
              </table:table-cell>
              <table:table-cell office:value-type="float" office:value="-19.08338">
                <text:p>-19.08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25232">
                <text:p>-15.25232</text:p>
              </table:table-cell>
              <table:table-cell office:value-type="float" office:value="-17.96187">
                <text:p>-17.96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26143">
                <text:p>-14.26143</text:p>
              </table:table-cell>
              <table:table-cell office:value-type="float" office:value="-16.85255">
                <text:p>-16.85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39083">
                <text:p>-13.39083</text:p>
              </table:table-cell>
              <table:table-cell office:value-type="float" office:value="-15.78269">
                <text:p>-15.78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66803">
                <text:p>-12.66803</text:p>
              </table:table-cell>
              <table:table-cell office:value-type="float" office:value="-14.80022">
                <text:p>-14.80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11582">
                <text:p>-12.11582</text:p>
              </table:table-cell>
              <table:table-cell office:value-type="float" office:value="-13.93465">
                <text:p>-13.93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75166">
                <text:p>-11.75166</text:p>
              </table:table-cell>
              <table:table-cell office:value-type="float" office:value="-13.20372">
                <text:p>-13.20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58703">
                <text:p>-11.58703</text:p>
              </table:table-cell>
              <table:table-cell office:value-type="float" office:value="-12.62161">
                <text:p>-12.62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62714">
                <text:p>-11.62714</text:p>
              </table:table-cell>
              <table:table-cell office:value-type="float" office:value="-12.19668">
                <text:p>-12.19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87072">
                <text:p>-11.87072</text:p>
              </table:table-cell>
              <table:table-cell office:value-type="float" office:value="-11.94255">
                <text:p>-11.942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2.31007">
                <text:p>-12.31007</text:p>
              </table:table-cell>
              <table:table-cell office:value-type="float" office:value="-11.87142">
                <text:p>-11.87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93134">
                <text:p>-12.93134</text:p>
              </table:table-cell>
              <table:table-cell office:value-type="float" office:value="-11.99804">
                <text:p>-11.99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7149">
                <text:p>-13.7149</text:p>
              </table:table-cell>
              <table:table-cell office:value-type="float" office:value="-12.3207">
                <text:p>-12.3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636">
                <text:p>-14.636</text:p>
              </table:table-cell>
              <table:table-cell office:value-type="float" office:value="-12.81521">
                <text:p>-12.81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66558">
                <text:p>-15.66558</text:p>
              </table:table-cell>
              <table:table-cell office:value-type="float" office:value="-13.47291">
                <text:p>-13.47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77111">
                <text:p>-16.77111</text:p>
              </table:table-cell>
              <table:table-cell office:value-type="float" office:value="-14.29094">
                <text:p>-14.29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91772">
                <text:p>-17.91772</text:p>
              </table:table-cell>
              <table:table-cell office:value-type="float" office:value="-15.25647">
                <text:p>-15.25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06917">
                <text:p>-19.06917</text:p>
              </table:table-cell>
              <table:table-cell office:value-type="float" office:value="-16.33186">
                <text:p>-16.33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18911">
                <text:p>-20.18911</text:p>
              </table:table-cell>
              <table:table-cell office:value-type="float" office:value="-17.46226">
                <text:p>-17.46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2422">
                <text:p>-21.2422</text:p>
              </table:table-cell>
              <table:table-cell office:value-type="float" office:value="-18.60741">
                <text:p>-18.60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19518">
                <text:p>-22.19518</text:p>
              </table:table-cell>
              <table:table-cell office:value-type="float" office:value="-19.72838">
                <text:p>-19.72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1795">
                <text:p>-23.01795</text:p>
              </table:table-cell>
              <table:table-cell office:value-type="float" office:value="-20.84034">
                <text:p>-20.84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68456">
                <text:p>-23.68456</text:p>
              </table:table-cell>
              <table:table-cell office:value-type="float" office:value="-21.92263">
                <text:p>-21.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17393">
                <text:p>-24.17393</text:p>
              </table:table-cell>
              <table:table-cell office:value-type="float" office:value="-22.85718">
                <text:p>-22.85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47064">
                <text:p>-24.47064</text:p>
              </table:table-cell>
              <table:table-cell office:value-type="float" office:value="-23.62185">
                <text:p>-23.62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56529">
                <text:p>-24.56529</text:p>
              </table:table-cell>
              <table:table-cell office:value-type="float" office:value="-24.20793">
                <text:p>-24.2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45492">
                <text:p>-24.45492</text:p>
              </table:table-cell>
              <table:table-cell office:value-type="float" office:value="-24.56076">
                <text:p>-24.56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143">
                <text:p>-24.143</text:p>
              </table:table-cell>
              <table:table-cell office:value-type="float" office:value="-24.71628">
                <text:p>-24.71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63938">
                <text:p>-23.63938</text:p>
              </table:table-cell>
              <table:table-cell office:value-type="float" office:value="-24.66047">
                <text:p>-24.66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95997">
                <text:p>-22.95997</text:p>
              </table:table-cell>
              <table:table-cell office:value-type="float" office:value="-24.39999">
                <text:p>-24.3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12621">
                <text:p>-22.12621</text:p>
              </table:table-cell>
              <table:table-cell office:value-type="float" office:value="-23.93331">
                <text:p>-23.93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16442">
                <text:p>-21.16442</text:p>
              </table:table-cell>
              <table:table-cell office:value-type="float" office:value="-23.28594">
                <text:p>-23.2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10499">
                <text:p>-20.10499</text:p>
              </table:table-cell>
              <table:table-cell office:value-type="float" office:value="-22.53618">
                <text:p>-22.53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98134">
                <text:p>-18.98134</text:p>
              </table:table-cell>
              <table:table-cell office:value-type="float" office:value="-21.5811">
                <text:p>-21.5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82896">
                <text:p>-17.82896</text:p>
              </table:table-cell>
              <table:table-cell office:value-type="float" office:value="-20.52281">
                <text:p>-20.52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68425">
                <text:p>-16.68425</text:p>
              </table:table-cell>
              <table:table-cell office:value-type="float" office:value="-19.42832">
                <text:p>-19.42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58334">
                <text:p>-15.58334</text:p>
              </table:table-cell>
              <table:table-cell office:value-type="float" office:value="-18.31646">
                <text:p>-18.31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56098">
                <text:p>-14.56098</text:p>
              </table:table-cell>
              <table:table-cell office:value-type="float" office:value="-17.20064">
                <text:p>-17.20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64947">
                <text:p>-13.64947</text:p>
              </table:table-cell>
              <table:table-cell office:value-type="float" office:value="-16.11105">
                <text:p>-16.11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87757">
                <text:p>-12.87757</text:p>
              </table:table-cell>
              <table:table-cell office:value-type="float" office:value="-15.08474">
                <text:p>-15.08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26965">
                <text:p>-12.26965</text:p>
              </table:table-cell>
              <table:table-cell office:value-type="float" office:value="-14.17677">
                <text:p>-14.17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84492">
                <text:p>-11.84492</text:p>
              </table:table-cell>
              <table:table-cell office:value-type="float" office:value="-13.40234">
                <text:p>-13.40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61679">
                <text:p>-11.61679</text:p>
              </table:table-cell>
              <table:table-cell office:value-type="float" office:value="-12.77938">
                <text:p>-12.77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59245">
                <text:p>-11.59245</text:p>
              </table:table-cell>
              <table:table-cell office:value-type="float" office:value="-12.31027">
                <text:p>-12.31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77267">
                <text:p>-11.77267</text:p>
              </table:table-cell>
              <table:table-cell office:value-type="float" office:value="-12.00464">
                <text:p>-12.00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15177">
                <text:p>-12.15177</text:p>
              </table:table-cell>
              <table:table-cell office:value-type="float" office:value="-11.88063">
                <text:p>-11.88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71778">
                <text:p>-12.71778</text:p>
              </table:table-cell>
              <table:table-cell office:value-type="float" office:value="-11.94367">
                <text:p>-11.94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45282">
                <text:p>-13.45282</text:p>
              </table:table-cell>
              <table:table-cell office:value-type="float" office:value="-12.20652">
                <text:p>-12.20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33368">
                <text:p>-14.33368</text:p>
              </table:table-cell>
              <table:table-cell office:value-type="float" office:value="-12.64497">
                <text:p>-12.64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33256">
                <text:p>-15.33256</text:p>
              </table:table-cell>
              <table:table-cell office:value-type="float" office:value="-13.23884">
                <text:p>-13.23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41791">
                <text:p>-16.41791</text:p>
              </table:table-cell>
              <table:table-cell office:value-type="float" office:value="-14.00948">
                <text:p>-14.00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55548">
                <text:p>-17.55548</text:p>
              </table:table-cell>
              <table:table-cell office:value-type="float" office:value="-14.92657">
                <text:p>-14.92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70934">
                <text:p>-18.70934</text:p>
              </table:table-cell>
              <table:table-cell office:value-type="float" office:value="-15.97912">
                <text:p>-15.97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84305">
                <text:p>-19.84305</text:p>
              </table:table-cell>
              <table:table-cell office:value-type="float" office:value="-17.1053">
                <text:p>-17.1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92083">
                <text:p>-20.92083</text:p>
              </table:table-cell>
              <table:table-cell office:value-type="float" office:value="-18.25696">
                <text:p>-18.25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90865">
                <text:p>-21.90865</text:p>
              </table:table-cell>
              <table:table-cell office:value-type="float" office:value="-19.39266">
                <text:p>-19.39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77531">
                <text:p>-22.77531</text:p>
              </table:table-cell>
              <table:table-cell office:value-type="float" office:value="-20.50772">
                <text:p>-20.50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49347">
                <text:p>-23.49347</text:p>
              </table:table-cell>
              <table:table-cell office:value-type="float" office:value="-21.59704">
                <text:p>-21.59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04043">
                <text:p>-24.04043</text:p>
              </table:table-cell>
              <table:table-cell office:value-type="float" office:value="-22.56702">
                <text:p>-22.56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39892">
                <text:p>-24.39892</text:p>
              </table:table-cell>
              <table:table-cell office:value-type="float" office:value="-23.38171">
                <text:p>-23.381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24.55764">
                <text:p>-24.55764</text:p>
              </table:table-cell>
              <table:table-cell office:value-type="float" office:value="-24.02701">
                <text:p>-24.027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